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lvetica" svg:font-family="Helvetica"/>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Helvetica" fo:font-size="12.0pt"/>
    </style:style>
    <style:style style:name="TableColumn1" style:family="table-column">
      <style:table-column-properties style:column-width="3.4625in" style:rel-column-width="32767*"/>
    </style:style>
  </office:automatic-styles>
  <office:body>
    <office:text>
      <text:p text:style-name="P1">Alle content in deze mappen is beschikbaar gesteld voor het CoderClass UNITY-project “Minigames in Hoi Dokter”. Alle content blijft eigendom van Stichting Hoi Dokter en mag niet voor doeleinden buiten dit project om worden gebruikt. We wensen jullie heel veel succes! Dank jullie wel! <text:s/></text:p>
      <text:p text:style-name="P1"/>
      <text:p text:style-name="P1"/>
      <text:p text:style-name="P1"/>
      <text:p text:style-name="P1"/>
      <text:p text:style-name="P1">GIFje: <text:a xlink:type="simple" xlink:href="https://media.giphy.com/media/10AYkGR9M75nLW/giphy.gif">https://media.giphy.com/media/10AYkGR9M75nLW/giphy.gif</text:a></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04.83</meta:generator>
  </office:meta>
</office:document-meta>
</file>